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Player Level</text:p>
          </table:table-cell>
          <table:table-cell office:value-type="string">
            <text:p>Building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gg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wmi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laypit, Brickworks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in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melter, Metalwork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rke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Farm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il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ell, Baker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arehous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rack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rewer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tabl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ax Collecto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astle</text:p>
          </table:table-cell>
        </table:table-row>
        <table:table-row table:style-name="ro2"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21.07.2013</text:date>, <text:time>20:29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scal Dittrich</meta:initial-creator>
    <meta:creation-date>2013-07-21T19:07:12.82</meta:creation-date>
    <dc:date>2013-07-21T20:29:41.73</dc:date>
    <dc:creator>Pascal Dittrich</dc:creator>
    <meta:editing-duration>PT00H52M08S</meta:editing-duration>
    <meta:editing-cycles>1</meta:editing-cycles>
    <meta:document-statistic meta:table-count="3" meta:cell-count="47" meta:object-count="0"/>
    <meta:generator>OpenOffice.org/3.2$Win32 OpenOffice.org_project/320m18$Build-9502</meta:generator>
  </office:meta>
</office:document-meta>
</file>